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7.oxt&#13;Update file created : StyleSwitcher.update.xml&#13;&#13;28.02.2023 12:20:3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7.oxt&#13;Update file created : StyleSwitcher-A.update.xml&#13;&#13;28.02.2023 12:20: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7.oxt&#13;Update file created : StyleSwitcher-L.update.xml&#13;&#13;28.02.2023 12:20:4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7488214911921238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233069370629434079" text:style-name="L2">
        <text:list-item>
          <text:p text:style-name="P49">Version 2.1.2 :</text:p>
        </text:list-item>
      </text:list>
      <text:list xml:id="list6228959520615697542" text:style-name="L3">
        <text:list-item>
          <text:list>
            <text:list-item>
              <text:p text:style-name="P50">Localized help : resolved non-functional hyperlink due to API incompatibility introduced by Apache OpenOffice 4.1 (and LibreOffice 4.0).</text:p>
            </text:list-item>
          </text:list>
        </text:list-item>
      </text:list>
      <text:list xml:id="list32446176" text:continue-list="list5233069370629434079" text:style-name="L2">
        <text:list-item>
          <text:p text:style-name="P49">Version 2.1.1 :</text:p>
        </text:list-item>
      </text:list>
      <text:list xml:id="list513880798508417528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2441094" text:continue-list="list32446176" text:style-name="L2">
        <text:list-item>
          <text:p text:style-name="P49">Version 2.1.0 :</text:p>
        </text:list-item>
      </text:list>
      <text:list xml:id="list861135899127054298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2465425" text:continue-list="list32441094" text:style-name="L2">
        <text:list-item>
          <text:p text:style-name="P49">Version 2.0.0 :</text:p>
        </text:list-item>
      </text:list>
      <text:list xml:id="list795960201756734475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2443368" text:continue-list="list32465425" text:style-name="L2">
        <text:list-item>
          <text:p text:style-name="P49">Version 1.5.3 :</text:p>
        </text:list-item>
      </text:list>
      <text:list xml:id="list458721875879141929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74351475944472021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7913559540112303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29098456765328783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127724936679714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54444288852248340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5136428850054383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7451894565316989348"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7351337147705894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405305194244452269"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740781826314007733" text:style-name="L17">
        <text:list-item>
          <text:p text:style-name="P64">Arg1 : <text:span text:style-name="InstructionMacro">String</text:span> : mandatory, type of control used for the button</text:p>
        </text:list-item>
      </text:list>
      <text:list xml:id="list476814426337822659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99860406141106646"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43646766727042925"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3355496331845760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87907236003565325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0393263689929640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0576171290012150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76104720621387848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5020696640771507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4699746863050605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59053075915410153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6156281730198283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280469366530262699"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66900864100182097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5134421719476101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13395097243018532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3717779206606254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7256357249072368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858816832509109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8011025349469315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833521519287350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466256"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0950447367010380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22484702662392360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84196339004443351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2</dc:date>
     <text:p>external</text:p>
     <text:p>text/swriter/main0210.xhp</text:p>
     <text:p/>
    </office:annotation><text:span text:style-name="T14">Preview topic</text:span> </text:p>
      <text:p text:style-name="hlp_5f_paragraph">This hyperlink displays <text:s/><office:annotation>
     <dc:creator>BM</dc:creator>
     <dc:date>2008-03-15T00:00:00.8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444938" text:continue-list="list1385881683250910985"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435047" text:continue-list="list324662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2466245" text:continue-list="list32444938"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7")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